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E1000001502957603749A6FC4E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AFC758D8856AAFE9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E100000150EE9AB99DF1D35439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E10000015015CC9B3206034B49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1];[.I11];[.K11];[.M11];[.O11])" office:value-type="float" office:value="11.6" calcext:value-type="float">
            <text:p>12</text:p>
          </table:table-cell>
          <table:table-cell table:formula="of:=AVERAGE([.H11];[.J11];[.L11];[.N11];[.P11])" office:value-type="float" office:value="13.2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2];[.I12];[.K12];[.M12];[.O12])" office:value-type="float" office:value="12" calcext:value-type="float">
            <text:p>12</text:p>
          </table:table-cell>
          <table:table-cell table:formula="of:=AVERAGE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3];[.I13];[.K13];[.M13];[.O15])" office:value-type="float" office:value="38" calcext:value-type="float">
            <text:p>38</text:p>
          </table:table-cell>
          <table:table-cell table:formula="of:=AVERAGE([.H13];[.J13];[.L13];[.N15];[.P15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4];[.I14];[.K14];[.M14];[.O16])" office:value-type="float" office:value="29.75" calcext:value-type="float">
            <text:p>30</text:p>
          </table:table-cell>
          <table:table-cell table:formula="of:=AVERAGE([.H14];[.J14];[.L14];[.N14];[.P16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Default" table:number-columns-repeated="13"/>
          <table:table-cell table:number-columns-repeated="1011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1:'Min Button Diagrams'.A31 'Min Button Diagrams'.A32:'Min Button Diagrams'.A48 'Min Button Diagrams'.C31:'Min Button Diagrams'.C31 'Min Button Diagrams'.C32:'Min Button Diagrams'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1:'Min Button Diagrams'.A31 'Min Button Diagrams'.A32:'Min Button Diagrams'.A48 'Min Button Diagrams'.B31:'Min Button Diagrams'.B31 'Min Button Diagrams'.B32:'Min Button Diagrams'.B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means: There is almost no overhead for the OS.</text:p>
            <text:p>Input delay is [0.2;1.2]ms. Output delay is [0;1]ms.</text:p>
            <text:p>Total [0.2;2.2]. The variation is exactly 2ms. So the OS delay is ca. 3m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.00.0000</text:date>, <text:time style:data-style-name="N2" text:time-value="13:59:10.7869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22T15:23:53.457234221</dc:date>
    <meta:editing-duration>P7DT22H15M42S</meta:editing-duration>
    <meta:editing-cycles>68</meta:editing-cycles>
    <meta:document-statistic meta:table-count="6" meta:cell-count="13539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2957603749A6FC4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A48 'Min Button Diagrams'.C31:'Min Button Diagrams'.C48" chart:data-source-has-labels="row" svg:x="0.319cm" svg:y="0.18cm" svg:width="13.829cm" svg:height="8.648cm">
          <chartooo:coordinate-region svg:x="1.316cm" svg:y="0.379cm" svg:width="12.458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48" chart:label-cell-address="'Min Button Diagrams'.C31:'Min Button Diagrams'.C31" chart:class="chart:scatter">
            <chart:domain table:cell-range-address="'Min Button Diagrams'.A32:'Min Button Diagrams'.A48"/>
            <chart:data-point chart:repeated="17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EE9AB99DF1D3543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48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B48" chart:data-source-has-labels="row" svg:x="0.319cm" svg:y="0.18cm" svg:width="13.829cm" svg:height="8.648cm">
          <chartooo:coordinate-region svg:x="1.502cm" svg:y="0.379cm" svg:width="12.27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48" chart:label-cell-address="'Min Button Diagrams'.B31:'Min Button Diagrams'.B31" chart:class="chart:scatter">
            <chart:domain table:cell-range-address="'Min Button Diagrams'.A32:'Min Button Diagrams'.A48"/>
            <chart:data-point chart:repeated="15"/>
            <chart:data-point chart:style-name="ch7"/>
            <chart:data-point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5CC9B3206034B4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48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